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TableColumn2" style:family="table-column">
      <style:table-column-properties style:column-width="2.0722in" style:use-optimal-column-width="false"/>
    </style:style>
    <style:style style:name="TableColumn3" style:family="table-column">
      <style:table-column-properties style:column-width="0.4777in" style:use-optimal-column-width="false"/>
    </style:style>
    <style:style style:name="TableColumn4" style:family="table-column">
      <style:table-column-properties style:column-width="0.3166in" style:use-optimal-column-width="false"/>
    </style:style>
    <style:style style:name="TableColumn5" style:family="table-column">
      <style:table-column-properties style:column-width="3.9631in" style:use-optimal-column-width="false"/>
    </style:style>
    <style:style style:name="Table1" style:family="table" style:master-page-name="MP0">
      <style:table-properties style:width="6.8298in" fo:margin-left="0in" table:align="center"/>
    </style:style>
    <style:style style:name="TableRow6" style:family="table-row">
      <style:table-row-properties style:min-row-height="0.2312in" style:use-optimal-row-height="false" fo:keep-together="always"/>
    </style:style>
    <style:style style:name="TableCell7" style:family="table-cell">
      <style:table-cell-properties fo:border-top="0.0138in solid #000000" fo:border-left="0.0138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8" style:parent-style-name="Normalny" style:family="paragraph">
      <style:paragraph-properties fo:keep-with-next="always" fo:break-before="page" style:snap-to-layout-grid="false" fo:text-align="center" fo:margin-bottom="0in" fo:line-height="100%"/>
      <style:text-properties style:font-name="Segoe UI" style:font-name-asian="Times New Roman" style:font-name-complex="Segoe UI" fo:font-weight="bold" style:font-weight-asian="bold" fo:font-style="italic" style:font-style-asian="italic" fo:font-size="10pt" style:font-size-asian="10pt" style:font-size-complex="10pt" style:language-asian="ar" style:country-asian="SA" fo:hyphenate="false"/>
    </style:style>
    <style:style style:name="TableCell9" style:family="table-cell">
      <style:table-cell-properties fo:border-top="0.0138in solid #000000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10" style:parent-style-name="Normalny" style:family="paragraph">
      <style:paragraph-properties style:snap-to-layout-grid="false" fo:text-align="center" fo:margin-bottom="0in" fo:line-height="100%">
        <style:tab-stops>
          <style:tab-stop style:type="left" style:position="0.4916in"/>
          <style:tab-stop style:type="center" style:position="3.15in"/>
          <style:tab-stop style:type="right" style:position="6.3in"/>
        </style:tab-stops>
      </style:paragraph-properties>
      <style:text-properties style:font-name="Segoe UI" style:font-name-asian="Times New Roman" style:font-name-complex="Segoe UI" style:font-weight-complex="bold" fo:font-size="10pt" style:font-size-asian="10pt" style:font-size-complex="10pt" style:language-asian="ar" style:country-asian="SA" fo:hyphenate="false"/>
    </style:style>
    <style:style style:name="TableCell11" style:family="table-cell">
      <style:table-cell-properties fo:border-top="0.0138in solid #000000" fo:border-left="0.0069in solid #000000" fo:border-bottom="none" fo:border-right="0.0138in solid #000000" style:writing-mode="lr-tb" fo:padding-top="0in" fo:padding-left="0.0486in" fo:padding-bottom="0in" fo:padding-right="0.0486in"/>
    </style:style>
    <style:style style:name="P12" style:parent-style-name="Normalny" style:family="paragraph">
      <style:paragraph-properties style:snap-to-layout-grid="false" fo:margin-top="0.0395in" fo:margin-bottom="0in" fo:line-height="100%" fo:margin-left="0.0784in">
        <style:tab-stops/>
      </style:paragraph-properties>
      <style:text-properties style:font-name="Segoe UI" style:font-name-asian="Times New Roman" style:font-name-complex="Segoe UI" fo:font-weight="bold" style:font-weight-asian="bold" style:font-weight-complex="bold" fo:font-style="italic" style:font-style-asian="italic" style:language-asian="ar" style:country-asian="SA"/>
    </style:style>
    <style:style style:name="P13" style:parent-style-name="Normalny" style:family="paragraph">
      <style:paragraph-properties style:snap-to-layout-grid="false" fo:margin-top="0.1576in" fo:margin-bottom="0in" fo:line-height="100%" fo:margin-left="0.0784in">
        <style:tab-stops>
          <style:tab-stop style:type="center" style:position="2.7173in"/>
        </style:tab-stops>
      </style:paragraph-properties>
      <style:text-properties style:font-name="Segoe UI" style:font-name-asian="Times New Roman" style:font-name-complex="Segoe UI" fo:font-weight="bold" style:font-weight-asian="bold" style:font-weight-complex="bold" fo:font-style="italic" style:font-style-asian="italic" fo:font-size="20pt" style:font-size-asian="20pt" style:font-size-complex="20pt" style:language-asian="ar" style:country-asian="SA"/>
    </style:style>
    <style:style style:name="TableRow14" style:family="table-row">
      <style:table-row-properties style:min-row-height="0.2319in" style:use-optimal-row-height="false" fo:keep-together="always"/>
    </style:style>
    <style:style style:name="TableCell15" style:family="table-cell">
      <style:table-cell-properties fo:border-top="0.0138in solid #000000" fo:border-left="0.0138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6" style:parent-style-name="Normalny" style:family="paragraph">
      <style:paragraph-properties fo:keep-with-next="always" style:snap-to-layout-grid="false" fo:text-align="center" fo:margin-bottom="0in" fo:line-height="100%"/>
      <style:text-properties style:font-name="Segoe UI" style:font-name-asian="Times New Roman" style:font-name-complex="Segoe UI" fo:font-weight="bold" style:font-weight-asian="bold" fo:font-style="italic" style:font-style-asian="italic" fo:font-size="10pt" style:font-size-asian="10pt" style:font-size-complex="10pt" style:language-asian="ar" style:country-asian="SA" fo:hyphenate="false"/>
    </style:style>
    <style:style style:name="TableCell17" style:family="table-cell">
      <style:table-cell-properties fo:border-top="0.0138in solid #000000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18" style:parent-style-name="Normalny" style:family="paragraph">
      <style:paragraph-properties style:snap-to-layout-grid="false" fo:text-align="center" fo:margin-bottom="0in" fo:line-height="100%">
        <style:tab-stops>
          <style:tab-stop style:type="left" style:position="0.4916in"/>
          <style:tab-stop style:type="center" style:position="3.15in"/>
          <style:tab-stop style:type="right" style:position="6.3in"/>
        </style:tab-stops>
      </style:paragraph-properties>
      <style:text-properties style:font-name="Segoe UI" style:font-name-asian="Times New Roman" style:font-name-complex="Segoe UI" style:font-weight-complex="bold" fo:font-size="10pt" style:font-size-asian="10pt" style:font-size-complex="10pt" style:language-asian="ar" style:country-asian="SA" fo:hyphenate="false"/>
    </style:style>
    <style:style style:name="P19" style:parent-style-name="Normalny" style:family="paragraph">
      <style:paragraph-properties style:snap-to-layout-grid="false" fo:margin-top="0.1576in" fo:margin-bottom="0in" fo:line-height="100%" fo:margin-left="0.0784in">
        <style:tab-stops>
          <style:tab-stop style:type="center" style:position="2.7173in"/>
        </style:tab-stops>
      </style:paragraph-properties>
      <style:text-properties style:font-name="Segoe UI" style:font-name-asian="Times New Roman" style:font-name-complex="Segoe UI" fo:font-weight="bold" style:font-weight-asian="bold" fo:letter-spacing="-0.0138in" style:language-asian="ar" style:country-asian="SA"/>
    </style:style>
    <style:style style:name="TableRow20" style:family="table-row">
      <style:table-row-properties style:min-row-height="0.2319in" style:use-optimal-row-height="false"/>
    </style:style>
    <style:style style:name="TableCell21" style:family="table-cell">
      <style:table-cell-properties fo:border-top="0.0138in solid #000000" fo:border-left="0.0138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2" style:parent-style-name="Normalny" style:family="paragraph">
      <style:paragraph-properties style:snap-to-layout-grid="false" fo:text-align="center" fo:margin-bottom="0in" fo:line-height="100%">
        <style:tab-stops>
          <style:tab-stop style:type="left" style:position="0.4916in"/>
          <style:tab-stop style:type="center" style:position="3.15in"/>
          <style:tab-stop style:type="right" style:position="6.3in"/>
        </style:tab-stops>
      </style:paragraph-properties>
      <style:text-properties style:font-name="Segoe UI" style:font-name-asian="Times New Roman" style:font-name-complex="Segoe UI" fo:font-weight="bold" style:font-weight-asian="bold" style:font-weight-complex="bold" fo:font-style="italic" style:font-style-asian="italic" fo:font-size="10pt" style:font-size-asian="10pt" style:font-size-complex="10pt" style:language-asian="ar" style:country-asian="SA" fo:hyphenate="false"/>
    </style:style>
    <style:style style:name="TableCell23" style:family="table-cell">
      <style:table-cell-properties fo:border-top="0.0069in solid #000000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4" style:parent-style-name="Normalny" style:family="paragraph">
      <style:paragraph-properties style:snap-to-layout-grid="false" fo:text-align="center" fo:margin-bottom="0in" fo:line-height="100%">
        <style:tab-stops>
          <style:tab-stop style:type="left" style:position="0.4916in"/>
          <style:tab-stop style:type="center" style:position="3.15in"/>
          <style:tab-stop style:type="right" style:position="6.3in"/>
        </style:tab-stops>
      </style:paragraph-properties>
      <style:text-properties style:font-name="Segoe UI" style:font-name-asian="Times New Roman" style:font-name-complex="Segoe UI" style:font-weight-complex="bold" fo:font-size="10pt" style:font-size-asian="10pt" style:font-size-complex="10pt" style:language-asian="ar" style:country-asian="SA" fo:hyphenate="false"/>
    </style:style>
    <style:style style:name="P25" style:parent-style-name="Normalny" style:family="paragraph">
      <style:paragraph-properties style:snap-to-layout-grid="false" fo:margin-top="0.0395in" fo:margin-bottom="0in" fo:line-height="100%" fo:margin-left="0.0784in">
        <style:tab-stops/>
      </style:paragraph-properties>
      <style:text-properties style:font-name="Segoe UI" style:font-name-asian="Times New Roman" style:font-name-complex="Segoe UI" fo:font-weight="bold" style:font-weight-asian="bold" style:font-weight-complex="bold" fo:font-style="italic" style:font-style-asian="italic" style:language-asian="ar" style:country-asian="SA"/>
    </style:style>
    <style:style style:name="TableRow26" style:family="table-row">
      <style:table-row-properties style:row-height="0.3541in" style:use-optimal-row-height="false"/>
    </style:style>
    <style:style style:name="TableCell27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28" style:parent-style-name="Normalny" style:family="paragraph">
      <style:paragraph-properties style:snap-to-layout-grid="false" fo:text-align="end" fo:margin-bottom="0in" fo:line-height="100%">
        <style:tab-stops>
          <style:tab-stop style:type="left" style:position="0.4916in"/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2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fo:font-style="italic" style:font-style-asian="italic" fo:font-size="12pt" style:font-size-asian="12pt" style:font-size-complex="12pt" style:language-asian="ar" style:country-asian="SA"/>
    </style:style>
    <style:style style:name="T3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fo:font-size="12pt" style:font-size-asian="12pt" style:font-size-complex="12pt" style:language-asian="ar" style:country-asian="SA"/>
    </style:style>
    <style:style style:name="TableCell31" style:family="table-cell">
      <style:table-cell-properties fo:border-top="0.0138in solid #000000" fo:border-left="0.0069in solid #000000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2" style:parent-style-name="Normalny" style:family="paragraph">
      <style:paragraph-properties style:snap-to-layout-grid="false" fo:margin-top="0.0395in" fo:margin-bottom="0in" fo:line-height="100%" fo:margin-left="0.0395in">
        <style:tab-stops>
          <style:tab-stop style:type="left" style:position="0.452in"/>
          <style:tab-stop style:type="center" style:position="3.1104in"/>
          <style:tab-stop style:type="right" style:position="6.2604in"/>
        </style:tab-stops>
      </style:paragraph-properties>
      <style:text-properties style:font-name="Segoe UI" style:font-name-asian="Times New Roman" style:font-name-complex="Segoe UI" style:font-weight-complex="bold" fo:font-size="12pt" style:font-size-asian="12pt" style:font-size-complex="12pt" style:language-asian="ar" style:country-asian="SA" fo:hyphenate="false"/>
    </style:style>
    <style:style style:name="TableRow33" style:family="table-row">
      <style:table-row-properties style:row-height="0.3541in" style:use-optimal-row-height="false"/>
    </style:style>
    <style:style style:name="TableCell34" style:family="table-cell">
      <style:table-cell-properties fo:border-top="0.0138in solid #000000" fo:border-left="none" fo:border-bottom="none" fo:border-right="0.0138in solid #000000" style:writing-mode="lr-tb" style:vertical-align="middle" fo:padding-top="0in" fo:padding-left="0.0486in" fo:padding-bottom="0in" fo:padding-right="0.0486in"/>
    </style:style>
    <style:style style:name="P35" style:parent-style-name="Normalny" style:family="paragraph">
      <style:paragraph-properties style:snap-to-layout-grid="false" fo:text-align="end" fo:margin-bottom="0in" fo:line-height="100%">
        <style:tab-stops>
          <style:tab-stop style:type="left" style:position="0.4916in"/>
          <style:tab-stop style:type="center" style:position="3.15in"/>
          <style:tab-stop style:type="right" style:position="6.3in"/>
        </style:tab-stops>
      </style:paragraph-properties>
      <style:text-properties style:font-name="Segoe UI" style:font-name-asian="Times New Roman" style:font-name-complex="Segoe UI" fo:font-weight="bold" style:font-weight-asian="bold" style:font-weight-complex="bold" fo:font-style="italic" style:font-style-asian="italic" fo:font-size="10pt" style:font-size-asian="10pt" style:font-size-complex="10pt" style:language-asian="ar" style:country-asian="SA" fo:hyphenate="false"/>
    </style:style>
    <style:style style:name="TableCell36" style:family="table-cell">
      <style:table-cell-properties fo:border-top="0.0138in solid #000000" fo:border-left="0.0069in solid #000000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7" style:parent-style-name="Normalny" style:family="paragraph">
      <style:paragraph-properties style:snap-to-layout-grid="false" fo:margin-top="0.0395in" fo:margin-bottom="0in" fo:line-height="100%" fo:margin-left="0.0395in">
        <style:tab-stops>
          <style:tab-stop style:type="left" style:position="0.452in"/>
          <style:tab-stop style:type="center" style:position="3.1104in"/>
          <style:tab-stop style:type="right" style:position="6.2604in"/>
        </style:tab-stops>
      </style:paragraph-properties>
      <style:text-properties style:font-name="Segoe UI" style:font-name-asian="Times New Roman" style:font-name-complex="Segoe UI" style:font-weight-complex="bold" fo:font-size="12pt" style:font-size-asian="12pt" style:font-size-complex="12pt" style:language-asian="ar" style:country-asian="SA" fo:hyphenate="false"/>
    </style:style>
    <style:style style:name="P38" style:parent-style-name="Normalny" style:family="paragraph">
      <style:text-properties style:font-name="Segoe UI" style:font-name-complex="Segoe UI"/>
    </style:style>
    <style:style style:name="P39" style:parent-style-name="Nagłówek1" style:family="paragraph"/>
    <style:style style:name="P40" style:parent-style-name="Nagłówek2" style:family="paragraph"/>
    <style:style style:name="P41" style:parent-style-name="Normalny" style:family="paragraph">
      <style:paragraph-properties fo:margin-left="0.25in">
        <style:tab-stops/>
      </style:paragraph-properties>
    </style:style>
    <style:style style:name="P42" style:parent-style-name="Nagłówek2" style:family="paragraph"/>
    <style:style style:name="P43" style:parent-style-name="Nagłówek2" style:family="paragraph"/>
    <style:style style:name="P44" style:parent-style-name="Normalny" style:family="paragraph">
      <style:paragraph-properties fo:margin-left="0.25in">
        <style:tab-stops/>
      </style:paragraph-properties>
    </style:style>
    <style:style style:name="P45" style:parent-style-name="Nagłówek2" style:family="paragraph"/>
    <style:style style:name="P46" style:parent-style-name="Nagłówek1" style:family="paragraph"/>
    <style:style style:name="P47" style:parent-style-name="Normalny" style:family="paragraph">
      <style:paragraph-properties fo:margin-left="0.25in">
        <style:tab-stops/>
      </style:paragraph-properties>
    </style:style>
    <style:style style:name="P48" style:parent-style-name="Nagłówek2" style:family="paragraph"/>
    <style:style style:name="P49" style:parent-style-name="Normalny" style:family="paragraph">
      <style:paragraph-properties fo:margin-left="0.25in">
        <style:tab-stops/>
      </style:paragraph-properties>
    </style:style>
    <style:style style:name="P50" style:parent-style-name="Nagłówek2" style:family="paragraph"/>
    <style:style style:name="P51" style:parent-style-name="Nagłówek2" style:family="paragraph"/>
    <style:style style:name="P52" style:parent-style-name="Nagłówek1" style:family="paragraph"/>
    <style:style style:name="P53" style:parent-style-name="Nagłówek2" style:family="paragraph"/>
    <style:style style:name="P54" style:parent-style-name="Normalny" style:family="paragraph">
      <style:paragraph-properties fo:margin-left="0.25in">
        <style:tab-stops/>
      </style:paragraph-properties>
    </style:style>
    <style:style style:name="P55" style:parent-style-name="Nagłówek2" style:family="paragraph"/>
    <style:style style:name="P56" style:parent-style-name="Nagłówek2" style:family="paragraph"/>
    <style:style style:name="P57" style:parent-style-name="Normalny" style:family="paragraph">
      <style:paragraph-properties fo:margin-left="0.25in">
        <style:tab-stops/>
      </style:paragraph-properties>
    </style:style>
    <style:style style:name="P58" style:parent-style-name="Nagłówek2" style:family="paragraph"/>
    <style:style style:name="P59" style:parent-style-name="Nagłówek2" style:family="paragraph"/>
    <style:style style:name="P60" style:parent-style-name="Normalny" style:family="paragraph">
      <style:text-properties style:font-name="Segoe UI" style:font-name-complex="Segoe U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h text:style-name="P8" text:outline-level="5">Numer ćwiczenia</text:h>
          </table:table-cell>
          <table:table-cell table:style-name="TableCell9" table:number-columns-spanned="2">
            <text:p text:style-name="P10">1</text:p>
          </table:table-cell>
          <table:covered-table-cell/>
          <table:table-cell table:style-name="TableCell11" table:number-rows-spanned="3">
            <text:p text:style-name="P12">Temat:</text:p>
            <text:p text:style-name="P13">Laboratorium #1 - Podstawy</text:p>
          </table:table-cell>
        </table:table-row>
        <table:table-row table:style-name="TableRow14">
          <table:table-cell table:style-name="TableCell15">
            <text:h text:style-name="P16" text:outline-level="5">Grupa</text:h>
          </table:table-cell>
          <table:table-cell table:style-name="TableCell17" table:number-columns-spanned="2">
            <text:p text:style-name="P18">L05</text:p>
          </table:table-cell>
          <table:covered-table-cell/>
          <table:covered-table-cell>
            <text:p text:style-name="P19"/>
          </table:covered-table-cell>
        </table:table-row>
        <table:table-row table:style-name="TableRow20">
          <table:table-cell table:style-name="TableCell21">
            <text:p text:style-name="P22">Data wykonania ćwiczenia:</text:p>
          </table:table-cell>
          <table:table-cell table:style-name="TableCell23" table:number-columns-spanned="2">
            <text:p text:style-name="P24">25.02.2019</text:p>
          </table:table-cell>
          <table:covered-table-cell/>
          <table:covered-table-cell>
            <text:p text:style-name="P25"/>
          </table:covered-table-cell>
        </table:table-row>
        <table:table-row table:style-name="TableRow26">
          <table:table-cell table:style-name="TableCell27" table:number-columns-spanned="2">
            <text:p text:style-name="P28"><text:span text:style-name="T29">Nazwisko i imię</text:span><text:span text:style-name="T30">: <text:s/></text:span></text:p>
          </table:table-cell>
          <table:covered-table-cell/>
          <table:table-cell table:style-name="TableCell31" table:number-columns-spanned="2">
            <text:p text:style-name="P32">1. Wilk Michał</text:p>
          </table:table-cell>
          <table:covered-table-cell/>
        </table:table-row>
        <table:table-row table:style-name="TableRow33">
          <table:table-cell table:style-name="TableCell34" table:number-columns-spanned="2">
            <text:p text:style-name="P35"/>
          </table:table-cell>
          <table:covered-table-cell/>
          <table:table-cell table:style-name="TableCell36" table:number-columns-spanned="2">
            <text:p text:style-name="P37">2. Zbroja Wiktor</text:p>
          </table:table-cell>
          <table:covered-table-cell/>
        </table:table-row>
      </table:table>
      <text:p text:style-name="P38"/>
      <text:list text:style-name="LFO2" text:continue-numbering="true">
        <text:list-item>
          <text:p text:style-name="P39"><text:bookmark-start text:name="_Hlk2029778"/>Sygnały i ich parametry</text:p>
        </text:list-item>
      </text:list>
      <text:list text:style-name="LFO4" text:continue-numbering="true">
        <text:list-item>
          <text:list>
            <text:list-item>
              <text:p text:style-name="P40">Częstotliwość próbkowania -przykład 1</text:p>
            </text:list-item>
          </text:list>
        </text:list-item>
      </text:list>
      <text:p text:style-name="P41"/>
      <text:list text:style-name="LFO4" text:continue-numbering="true">
        <text:list-item>
          <text:list>
            <text:list-item>
              <text:p text:style-name="P42">Częstotliwość próbkowania -przykład 2</text:p>
            </text:list-item>
          </text:list>
        </text:list-item>
      </text:list>
      <text:p text:style-name="Normalny"/>
      <text:list text:style-name="LFO4" text:continue-numbering="true">
        <text:list-item>
          <text:list>
            <text:list-item>
              <text:p text:style-name="P43">Parametry sygnałów</text:p>
            </text:list-item>
          </text:list>
        </text:list-item>
      </text:list>
      <text:p text:style-name="P44"/>
      <text:list text:style-name="LFO4" text:continue-numbering="true">
        <text:list-item>
          <text:list>
            <text:list-item>
              <text:p text:style-name="P45">Autokorelacja</text:p>
            </text:list-item>
          </text:list>
        </text:list-item>
      </text:list>
      <text:p text:style-name="Normalny"><text:bookmark-end text:name="_Hlk2029778"/></text:p>
      <text:p text:style-name="Normalny"/>
      <text:list text:style-name="LFO2" text:continue-numbering="true">
        <text:list-item>
          <text:p text:style-name="P46">Splot sygnałów</text:p>
        </text:list-item>
      </text:list>
      <text:p text:style-name="P47"/>
      <text:list text:style-name="LFO2" text:continue-numbering="true">
        <text:list-item>
          <text:list>
            <text:list-item>
              <text:p text:style-name="P48">Reprezentacja funkcji splotu</text:p>
            </text:list-item>
          </text:list>
        </text:list-item>
      </text:list>
      <text:p text:style-name="P49"/>
      <text:list text:style-name="LFO2" text:continue-numbering="true">
        <text:list-item>
          <text:list>
            <text:list-item>
              <text:p text:style-name="P50">Testowanie funkcji splotu</text:p>
            </text:list-item>
          </text:list>
        </text:list-item>
      </text:list>
      <text:p text:style-name="Normalny"/>
      <text:list text:style-name="LFO2" text:continue-numbering="true">
        <text:list-item>
          <text:list>
            <text:list-item>
              <text:p text:style-name="P51">Splot - filtracja</text:p>
            </text:list-item>
          </text:list>
        </text:list-item>
      </text:list>
      <text:p text:style-name="Normalny"/>
      <text:list text:style-name="LFO2" text:continue-numbering="true">
        <text:list-item>
          <text:p text:style-name="P52">Sygnały i ich parametry</text:p>
        </text:list-item>
      </text:list>
      <text:list text:style-name="LFO2" text:continue-numbering="true">
        <text:list-item>
          <text:list>
            <text:list-item>
              <text:p text:style-name="P53">Szereg Fouriera</text:p>
            </text:list-item>
          </text:list>
        </text:list-item>
      </text:list>
      <text:p text:style-name="P54"/>
      <text:list text:style-name="LFO2" text:continue-numbering="true">
        <text:list-item>
          <text:list>
            <text:list-item>
              <text:p text:style-name="P55">Transformata Fouriera</text:p>
            </text:list-item>
          </text:list>
        </text:list-item>
      </text:list>
      <text:p text:style-name="Normalny"/>
      <text:list text:style-name="LFO2" text:continue-numbering="true">
        <text:list-item>
          <text:list>
            <text:list-item>
              <text:p text:style-name="P56">Transformata Fouriera – aliasing</text:p>
            </text:list-item>
          </text:list>
        </text:list-item>
      </text:list>
      <text:p text:style-name="Normalny"/>
      <text:h text:style-name="Nagłówek2" text:outline-level="2"/>
      <text:p text:style-name="P57"/>
      <text:list text:style-name="LFO2" text:continue-numbering="true">
        <text:list-item>
          <text:list>
            <text:list-item>
              <text:p text:style-name="P58">Odwrotna Transformata Fouriera</text:p>
            </text:list-item>
          </text:list>
        </text:list-item>
      </text:list>
      <text:p text:style-name="Normalny"/>
      <text:list text:style-name="LFO2" text:continue-numbering="true">
        <text:list-item>
          <text:list>
            <text:list-item>
              <text:p text:style-name="P59">Transformata Fouriera dla wybranych<text:s/>przebiegów</text:p>
            </text:list-item>
          </text:list>
        </text:list-item>
      </text:list>
      <text:p text:style-name="P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ny" style:display-name="Normalny" style:family="paragraph">
      <style:paragraph-properties fo:margin-bottom="0.1388in" fo:line-height="115%"/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Nagłówek2Znak" style:display-name="Nagłówek 2 Znak" style:family="text" style:parent-style-name="Domyślnaczcionkaakapitu">
      <style:text-properties style:font-name="Calibri Light" style:font-name-asian="Times New Roman" style:font-name-complex="Times New Roman" fo:color="#2E74B5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ktorzbroja@gmail.com</meta:initial-creator>
    <dc:creator>wiktorzbroja@gmail.com</dc:creator>
    <meta:creation-date>2019-02-25T22:09:00Z</meta:creation-date>
    <dc:date>2019-02-25T22:33:00Z</dc:date>
    <meta:template xlink:href="Normal.dotm" xlink:type="simple"/>
    <meta:editing-cycles>3</meta:editing-cycles>
    <meta:editing-duration>PT1440S</meta:editing-duration>
    <meta:document-statistic meta:page-count="2" meta:paragraph-count="1" meta:word-count="81" meta:character-count="568" meta:row-count="4" meta:non-whitespace-character-count="488"/>
  </office:meta>
</office:document-meta>
</file>